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4D5150A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color="#ff3333"/>
    </style:style>
    <style:style style:name="P4" style:family="paragraph">
      <style:paragraph-properties fo:text-align="center"/>
      <style:text-properties fo:color="#ff3333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" style:family="text">
      <style:text-properties fo:color="#ff3333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58cm" svg:height="16.955cm" svg:x="0cm" svg:y="0cm">
          <draw:image xlink:href="Pictures/1000000000000320000001E04D5150AB.png" xlink:type="simple" xlink:show="embed" xlink:actuate="onLoad">
            <text:p/>
          </draw:image>
        </draw:frame>
        <draw:rect draw:style-name="gr2" draw:text-style-name="P2" draw:layer="layout" svg:width="1.974cm" svg:height="1.372cm" svg:x="3.54cm" svg:y="15.184cm">
          <text:p text:style-name="P1"><text:span text:style-name="T1">STD_PUSHBT_SMS</text:span></text:p>
          <text:p text:style-name="P1"><text:span text:style-name="T1">RUN_python sms.py</text:span></text:p>
        </draw:rect>
        <draw:rect draw:style-name="gr2" draw:text-style-name="P4" draw:layer="layout" svg:width="1.974cm" svg:height="1.372cm" svg:x="0.54cm" svg:y="15.116cm">
          <text:p text:style-name="P3"><text:span text:style-name="T2">STD_PUSHBT_HOME</text:span></text:p>
          <text:p text:style-name="P3"><text:span text:style-name="T2">EMBD_QUITAPP</text:span></text:p>
        </draw:rect>
        <draw:rect draw:style-name="gr2" draw:text-style-name="P5" draw:layer="layout" svg:width="8.926cm" svg:height="1.6cm" svg:x="0.474cm" svg:y="12.032cm">
          <text:p text:style-name="P1"><text:span text:style-name="T3">STD_PUSHBT_PARAMS</text:span></text:p>
          <text:p text:style-name="P1"><text:span text:style-name="T3">RUN_python params.p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04T22:42:24</dc:date>
    <dc:creator>Gwéna LE YONDRE</dc:creator>
    <meta:editing-duration>PT1H19M56S</meta:editing-duration>
    <meta:editing-cycles>27</meta:editing-cycles>
    <meta:generator>OpenOffice/4.1.2$Unix OpenOffice.org_project/412m3$Build-9782</meta:generator>
    <meta:document-statistic meta:object-count="4"/>
  </office:meta>
</office:document-meta>
</file>